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Marg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DA</text:p>
          </table:table-cell>
          <table:table-cell office:value-type="float" office:value="183.17" calcext:value-type="float">
            <text:p>183.17</text:p>
          </table:table-cell>
          <table:table-cell office:value-type="float" office:value="185.2" calcext:value-type="float">
            <text:p>185.2</text:p>
          </table:table-cell>
          <table:table-cell table:formula="of:= [.C2] - [.B2]" office:value-type="float" office:value="2.03" calcext:value-type="float">
            <text:p>2.03</text:p>
          </table:table-cell>
          <table:table-cell table:style-name="ce1" office:value-type="string" calcext:value-type="string">
            <text:p>Total</text:p>
          </table:table-cell>
          <table:table-cell table:formula="of:=SUM([.D$2:.D100])" office:value-type="float" office:value="-1.99999999999997" calcext:value-type="float">
            <text:p>-1.99999999999997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146.39" calcext:value-type="float">
            <text:p>146.39</text:p>
          </table:table-cell>
          <table:table-cell office:value-type="float" office:value="142.36" calcext:value-type="float">
            <text:p>142.36</text:p>
          </table:table-cell>
          <table:table-cell table:formula="of:= [.C3] - [.B3]" office:value-type="float" office:value="-4.02999999999997" calcext:value-type="float">
            <text:p>-4.029999999999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 [.C4] - [.B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 [.C5] - [.B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 [.C6] - [.B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 [.C7] - [.B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 [.C8] - [.B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 [.C9] - [.B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 [.C10] - [.B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 [.C11] - [.B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7:32:21.682299681</meta:creation-date>
    <dc:date>2021-07-21T17:47:20.298933373</dc:date>
    <meta:editing-duration>PT4M19S</meta:editing-duration>
    <meta:editing-cycles>2</meta:editing-cycles>
    <meta:generator>LibreOffice/6.0.7.3$Linux_X86_64 LibreOffice_project/00m0$Build-3</meta:generator>
    <meta:document-statistic meta:table-count="1" meta:cell-count="22" meta:object-count="0"/>
  </office:meta>
</office:document-meta>
</file>